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2.5075in" fo:break-before="auto" style:use-optimal-row-height="true"/>
    </style:style>
    <style:style style:name="ro4" style:family="table-row">
      <style:table-row-properties style:row-height="2.352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400110">
            <text:p>400110</text:p>
          </table:table-cell>
          <table:table-cell office:value-type="string">
            <text:p>Natural rubber latex, whether or not prevulcanised</text:p>
          </table:table-cell>
        </table:table-row>
        <table:table-row table:style-name="ro2">
          <table:table-cell office:value-type="float" office:value="400121">
            <text:p>400121</text:p>
          </table:table-cell>
          <table:table-cell office:value-type="string">
            <text:p>Smoked sheets of natural rubber</text:p>
          </table:table-cell>
        </table:table-row>
        <table:table-row table:style-name="ro1">
          <table:table-cell office:value-type="float" office:value="400122">
            <text:p>400122</text:p>
          </table:table-cell>
          <table:table-cell office:value-type="string">
            <text:p>Technically specified natural rubber "TSNR"</text:p>
          </table:table-cell>
        </table:table-row>
        <table:table-row table:style-name="ro3">
          <table:table-cell office:value-type="float" office:value="400129">
            <text:p>400129</text:p>
          </table:table-cell>
          <table:table-cell office:value-type="string">
            <text:p>Natural rubber in primary forms or in plates, sheets or strip (excl. smoked sheets, technically specified natural rubber "TSNR" and natural rubber latex, whether or not prevulcanised)</text:p>
          </table:table-cell>
        </table:table-row>
        <table:table-row table:style-name="ro4">
          <table:table-cell office:value-type="float" office:value="400130">
            <text:p>400130</text:p>
          </table:table-cell>
          <table:table-cell office:value-type="string">
            <text:p>Balata, gutta-percha, guayule, chicle and similar natural gums, in primary forms or in plates, sheets or strip (excl. natural rubber, whether or not prevulcanised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6:2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6:24:19.26</meta:creation-date>
    <dc:date>2020-01-11T16:24:33.87</dc:date>
    <meta:editing-duration>PT14S</meta:editing-duration>
    <meta:editing-cycles>1</meta:editing-cycles>
    <meta:document-statistic meta:table-count="3" meta:cell-count="10" meta:object-count="0"/>
    <meta:generator>OpenOffice/4.1.7$Win32 OpenOffice.org_project/417m1$Build-9800</meta:generator>
  </office:meta>
</office:document-meta>
</file>